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500000118988901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6cm" svg:height="19.8cm" svg:x="0.8cm" svg:y="0.8cm">
          <draw:image xlink:href="Pictures/100000000000017500000118988901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1-22T19:17:47</meta:creation-date>
    <dc:date>2013-01-22T19:19:04</dc:date>
    <dc:creator>Jefferson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